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86cm" svg:y1="4.756cm" svg:x2="10.091cm" svg:y2="4.728cm">
          <text:p/>
        </draw:line>
        <draw:line draw:style-name="gr1" draw:text-style-name="P1" draw:layer="layout" svg:x1="1.963cm" svg:y1="4.368cm" svg:x2="10.068cm" svg:y2="4.34cm">
          <text:p/>
        </draw:line>
        <draw:path draw:style-name="gr2" draw:text-style-name="P1" draw:layer="layout" svg:width="1.716cm" svg:height="1.092cm" draw:transform="rotate (0.550476846079012) translate (1.97799999987573cm 4.70399999979753cm)" svg:viewBox="0 0 1717 1093" svg:d="M0 0c170 0 440 48 440 48l322 93 187 77 98 32 2 146 91 212 151 158c0 0 261 212 232 195-28-17 194 132 194 132">
          <text:p/>
        </draw:path>
        <draw:path draw:style-name="gr2" draw:text-style-name="P1" draw:layer="layout" svg:width="1.716cm" svg:height="1.092cm" draw:transform="rotate (0.550476846079012) translate (4.01399999987573cm 4.71499999979753cm)" svg:viewBox="0 0 1717 1093" svg:d="M0 0c170 0 440 48 440 48l322 93 187 77 98 32 2 146 91 212 151 158c0 0 261 212 232 195-28-17 194 132 194 132">
          <text:p/>
        </draw:path>
        <draw:path draw:style-name="gr2" draw:text-style-name="P1" draw:layer="layout" svg:width="1.716cm" svg:height="1.092cm" draw:transform="rotate (0.550476846079012) translate (7.99399999987573cm 4.71599999979753cm)" svg:viewBox="0 0 1717 1093" svg:d="M0 0c170 0 440 48 440 48l322 93 187 77 98 32 2 146 91 212 151 158c0 0 261 212 232 195-28-17 194 132 194 132">
          <text:p/>
        </draw:path>
        <draw:path draw:style-name="gr2" draw:text-style-name="P1" draw:layer="layout" svg:width="1.716cm" svg:height="1.092cm" draw:transform="rotate (0.550476846079012) translate (4.01499999987573cm 4.71599999979753cm)" svg:viewBox="0 0 1717 1093" svg:d="M0 0c170 0 440 48 440 48l322 93 187 77 98 32 2 146 91 212 151 158c0 0 261 212 232 195-28-17 194 132 194 132">
          <text:p/>
        </draw:path>
        <draw:path draw:style-name="gr2" draw:text-style-name="P1" draw:layer="layout" svg:width="1.716cm" svg:height="1.092cm" draw:transform="rotate (0.550476846079012) translate (6.01599999987573cm 4.71699999979753cm)" svg:viewBox="0 0 1717 1093" svg:d="M0 0c170 0 440 48 440 48l322 93 187 77 98 32 2 146 91 212 151 158c0 0 261 212 232 195-28-17 194 132 194 132">
          <text:p/>
        </draw:path>
        <draw:polyline draw:style-name="gr2" draw:text-style-name="P1" draw:layer="layout" svg:width="8.003cm" svg:height="1.066cm" draw:transform="rotate (-0.0109955742875643) translate (2.00160214806269cm 1.95823944091977cm)" svg:viewBox="0 0 8004 1067" draw:points="0,55 1001,55 1000,1067 2012,1056 1979,66 2979,55 2968,1045 4013,1067 4002,66 4980,67 4980,989 5981,1001 5981,0 6981,11 6992,1012 8004,1001 7982,990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44:44.883680399</meta:creation-date>
    <dc:date>2026-02-18T17:11:34.485715877</dc:date>
    <meta:editing-duration>PT25M6S</meta:editing-duration>
    <meta:editing-cycles>5</meta:editing-cycles>
    <meta:generator>LibreOffice/24.2.7.2$Linux_X86_64 LibreOffice_project/420$Build-2</meta:generator>
    <meta:document-statistic meta:object-count="8"/>
  </office:meta>
</office:document-meta>
</file>